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fo:background-color="#ffff00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fo:background-color="#00ffff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normal" fo:background-color="#ffff00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background-color="#ffff00" style:font-size-asian="14pt" style:font-size-complex="14pt"/>
    </style:style>
    <style:style style:name="P8" style:family="paragraph" style:parent-style-name="Standard">
      <style:text-properties fo:font-size="14pt" fo:background-color="#66ffff" style:font-size-asian="14pt" style:font-size-complex="14pt"/>
    </style:style>
    <style:style style:name="P9" style:family="paragraph" style:parent-style-name="Standard">
      <style:text-properties fo:font-size="14pt" fo:background-color="#00ffff" style:font-size-asian="14pt" style:font-size-complex="14pt"/>
    </style:style>
    <style:style style:name="P10" style:family="paragraph" style:parent-style-name="Standard">
      <style:text-properties fo:font-size="14pt" fo:background-color="#00ff66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ff00" style:font-style-asian="normal" style:font-style-complex="normal"/>
    </style:style>
    <style:style style:name="T4" style:family="text">
      <style:text-properties fo:font-style="normal" fo:background-color="#66fff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tion du projet : Objectifs, motivations,...</text:p>
      <text:p text:style-name="P1">Expliquer notre avancement final par rapport au planning prévu </text:p>
      <text:p text:style-name="P1"/>
      <text:p text:style-name="P1">Comparaison rendu attendu / rendu final. Gif de la vidéo qu'on a pris </text:p>
      <text:p text:style-name="P1"/>
      <text:p text:style-name="P1">Explication du principe et des rôles de chaque gant. </text:p>
      <text:p text:style-name="P1">Description des fonctionnalités : Modes Macro/Micro, communication bluetooth, Strips LEDs indicatives, stabilité de la frequence grace à Kalman, activation grace à un mouvement de la main </text:p>
      <text:p text:style-name="P1">Parler des limites de frequence </text:p>
      <text:p text:style-name="P1"/>
      <text:p text:style-name="P1">Résume du materiel, explication du rôle de chaque composant</text:p>
      <text:p text:style-name="P1">Resumer l'ordre d'acquisition des composants ? </text:p>
      <text:p text:style-name="P1">Dire quels composants ont été changés (HC-06 en HM-10, Arduino Nano en Uno)</text:p>
      <text:p text:style-name="P1">Explication du schéma</text:p>
      <text:p text:style-name="P1"/>
      <text:p text:style-name="P1">Explication des difficultés : Exploitation de l'accelerométre, du filtre de Kalman, problémes avec les modules bluetooth, problémes avec la library Software Serial,, probléme de la nano defectueuse, probléme d'espace sur le gant <text:s/></text:p>
      <text:p text:style-name="P1"/>
      <text:p text:style-name="P1">Perspectives : Ce qui reste à faire, ce qu'il faudrait ajouter ou améliorer (améliorer l'aspect <text:tab/><text:tab/>visuel en camouflant les composants et fils, trouver des meilleures batteries, <text:tab/><text:tab/>idée de la maille de piles plates, amélioration du confort utilisateur)</text:p>
      <text:p text:style-name="P1"><text:tab/><text:tab/>Ce que nous aurions aimer faire (l'horloge rapide pour objet ludique)</text:p>
      <text:p text:style-name="P1"><text:tab/><text:tab/>On aimerait pouvoir garder les gants pour les améliorer de notre coté</text:p>
      <text:p text:style-name="P1"><text:tab/><text:tab/>Utilisation de l'objet à des fins divertissantes ou scientifiques</text:p>
      <text:p text:style-name="P1"><text:tab/><text:tab/> </text:p>
      <text:p text:style-name="P1"/>
      <text:p text:style-name="P1">Conclusion : Ce que ce projet nous a appris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cript : </text:p>
      <text:p text:style-name="P2"/>
      <text:p text:style-name="P7">Bonjour à tous, aujourd'hui nous allons vous présenter notre projet qui s'intitule <text:span text:style-name="T2">StroboGlove</text:span><text:span text:style-name="T1">. </text:span><text:span text:style-name="T2">Nous allons vous parler de son développement, et nous allons vous présenter le produit final. <text:s/></text:span></text:p>
      <text:p text:style-name="P7"><text:span text:style-name="T2"/></text:p>
      <text:p text:style-name="P7"><text:span text:style-name="T2">Nous allons d'abord vous parler de l'idée et des objectifs de notre projet, ensuite nous vous expliqueront le principe de fonctionnement, nous dresserons le matériel et <text:s/>nous détaillerons le rôle de chaque composant, enfin nous vous parlerons des difficultés rencontrées et de ce que nous a appris ce projet.</text:span></text:p>
      <text:p text:style-name="P2"><text:span text:style-name="T2"/></text:p>
      <text:p text:style-name="P8"><text:span text:style-name="T2">Tout d'abord, d'où nous est venu l'idée de ce projet ? Elle vient de cette scène de docteur strange, nous voulions recréer l'effet en vrai. Nous sommes tombés sur cette vidéo youtube qui exploitait l'effet Stroboscopique. Nous avons donc pensé à utiliser le même principe pour notre projet, mais en personnalisant le design et en ajoutant des fonctionnalités. </text:span></text:p>
      <text:p text:style-name="P2"><text:span text:style-name="T2"/></text:p>
      <text:p text:style-name="P8"><text:span text:style-name="T2">Voici donc le rendu final de notre projet </text:span></text:p>
      <text:p text:style-name="P8"><text:span text:style-name="T2">Parler des différentes fonctionnalités : Deux gants, Strip LEDs, Deux modes de reglages en pliant les doigts</text:span></text:p>
      <text:p text:style-name="P2"><text:span text:style-name="T2"/></text:p>
      <text:p text:style-name="P7"><text:span text:style-name="T2">Transistion : Ce projet se base donc sur l'effet stroboscopique</text:span></text:p>
      <text:p text:style-name="P7"><text:span text:style-name="T1">Reexpliquer ce qu'est l'effet Stroboscopique </text:span></text:p>
      <text:p text:style-name="P4">Expliquer le rôle de chaque gant, les personnalisations que l'on a apportées </text:p>
      <text:p text:style-name="P7"><text:span text:style-name="T1"/></text:p>
      <text:p text:style-name="P3"/>
      <text:p text:style-name="P9"><text:span text:style-name="T2">Transistion : Ce projet a demandé une organisation considérable, <text:s/>voici comme nous avons planifié les différentes tâches <text:s/></text:span></text:p>
      <text:p text:style-name="P5">Parcourir le diagramme en expliquant les différentes étapes </text:p>
      <text:p text:style-name="P3"><text:span text:style-name="T2"/></text:p>
      <text:p text:style-name="P4"><text:span text:style-name="T2">Transition : On vous a parlé de la liste des matériaux, la voici </text:span></text:p>
      <text:p text:style-name="P4">Parcourir la liste des matériaux en expliquant leur rôle </text:p>
      <text:p text:style-name="P3"><text:span text:style-name="T2"/></text:p>
      <text:p text:style-name="P4"><text:span text:style-name="T2">Et voici le schéma fonctionnel <text:s/>du projet </text:span></text:p>
      <text:p text:style-name="P4">Résumer les rôles de chaque partie du schéma. Expliquer quel composant va où </text:p>
      <text:p text:style-name="P6"><text:span text:style-name="T1">Expliquer les changements de certains composants</text:span> </text:p>
      <text:p text:style-name="P7"><text:span text:style-name="T2"/></text:p>
      <text:p text:style-name="P8"><text:span text:style-name="T2">Transition : Certains composants ont été sources de problèmes et de difficultés</text:span></text:p>
      <text:p text:style-name="P8"><text:span text:style-name="T2">Tout d'abord avec une Arduino Nano probablement défectueuse, après avoir passé plusieurs jours a essayer de la faire fonctionner, il a fallu en recuperer une autre en urgence </text:span></text:p>
      <text:p text:style-name="P8"><text:span text:style-name="T2">Tout comme les HC-06, impossible de les faire fonctionner correctement → Remplacés par des HM-10 </text:span></text:p>
      <text:p text:style-name="P8"><text:span text:style-name="T2">pb de place (brassard)</text:span></text:p>
      <text:p text:style-name="P7"><text:span text:style-name="T2">Manque d'objets ludiques malgré nos efforts pour confectionner une horloge qui </text:span><text:soft-page-break/><text:span text:style-name="T2">tourne vite </text:span></text:p>
      <text:p text:style-name="P2"><text:span text:style-name="T2"/></text:p>
      <text:p text:style-name="P2"><text:span text:style-name="T3"><text:s/>Enfin, des difficultés sur le plan logiciel : Exploitation des données de l’accéléromètre, filtre de Kalman,</text:span><text:span text:style-name="T4"> problémes de stabilité dus à la Library Software Serial </text:span></text:p>
      <text:p text:style-name="P2"><text:span text:style-name="T2"/></text:p>
      <text:p text:style-name="P2"><text:span text:style-name="T3">Transition : Mais au final, nous avons su faire face aux difficultés et nous avons pu résoudre la majorité de nos problèmes </text:span><text:span text:style-name="T2"><text:s text:c="3"/></text:span></text:p>
      <text:p text:style-name="P2"><text:span text:style-name="T2"/></text:p>
      <text:p text:style-name="P10"><text:span text:style-name="T2">Conclusion : Ce qu'on a appris , les améliorations qu'on aimerait faire (confort, gestion de l'espace, design, meilleure alimentation, circuit imprimé souple) et pourquoi on aimerait le projet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31T19:23:59.32</meta:creation-date>
    <meta:generator>OpenOffice/4.1.4$Win32 OpenOffice.org_project/414m5$Build-9788</meta:generator>
    <dc:date>2018-06-01T10:58:11.49</dc:date>
    <meta:editing-duration>PT2H51M48S</meta:editing-duration>
    <meta:editing-cycles>10</meta:editing-cycles>
    <meta:document-statistic meta:table-count="0" meta:image-count="0" meta:object-count="0" meta:page-count="3" meta:paragraph-count="41" meta:word-count="618" meta:character-count="4022"/>
  </office:meta>
</office:document-meta>
</file>